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33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3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43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75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70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942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6" draw:layer="layout" svg:width="0.635cm" svg:height="0.635cm" svg:x="5.08cm" svg:y="23.5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5">
          <draw:g>
            <draw:path draw:style-name="gr2" draw:text-style-name="P1" draw:layer="layout" svg:width="1.906cm" svg:height="1.271cm" svg:x="4.444cm" svg:y="21.59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4.445cm" svg:y="21.274cm" svg:viewBox="0 0 726 320" svg:d="m0 0c241 0 482 0 725 0 0 106 0 212 0 319-241 0-482 0-725 0 0-106 0-212 0-319z">
              <text:p/>
            </draw:path>
            <draw:frame draw:style-name="gr3" draw:text-style-name="P2" draw:layer="layout" svg:width="1.905cm" svg:height="1.204cm" svg:x="4.445cm" svg:y="21.592cm">
              <draw:text-box>
                <text:p text:style-name="P2">Java1.4 Frontend</text:p>
              </draw:text-box>
            </draw:frame>
          </draw:g>
        </draw:g>
        <draw:g draw:id="id7">
          <draw:path draw:style-name="gr2" draw:text-style-name="P1" draw:layer="layout" svg:width="1.906cm" svg:height="1.271cm" svg:x="7.62cm" svg:y="21.589cm" svg:viewBox="0 0 1907 1272" svg:d="m0 0c635 0 1270 0 1906 0 0 423 0 846 0 1271-635 0-1270 0-1906 0 0-423 0-846 0-1271z">
            <text:p/>
          </draw:path>
          <draw:path draw:style-name="gr2" draw:text-style-name="P1" draw:layer="layout" svg:width="0.725cm" svg:height="0.319cm" svg:x="7.621cm" svg:y="21.271cm" svg:viewBox="0 0 726 320" svg:d="m0 0c241 0 482 0 725 0 0 106 0 212 0 319-241 0-482 0-725 0 0-106 0-212 0-319z">
            <text:p/>
          </draw:path>
          <draw:frame draw:style-name="gr4" draw:text-style-name="P2" draw:layer="layout" svg:width="1.905cm" svg:height="0.903cm" svg:x="7.621cm" svg:y="21.59cm">
            <draw:text-box>
              <text:p text:style-name="P2">Java1.4 Backend</text:p>
            </draw:text-box>
          </draw:frame>
        </draw:g>
        <draw:g draw:id="id9">
          <draw:g>
            <draw:path draw:style-name="gr2" draw:text-style-name="P1" draw:layer="layout" svg:width="1.906cm" svg:height="1.271cm" svg:x="4.444cm" svg:y="25.3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4.445cm" svg:y="24.984cm" svg:viewBox="0 0 726 320" svg:d="m0 0c241 0 482 0 725 0 0 106 0 212 0 319-241 0-482 0-725 0 0-106 0-212 0-319z">
              <text:p/>
            </draw:path>
            <draw:frame draw:style-name="gr5" draw:text-style-name="P2" draw:layer="layout" svg:width="1.905cm" svg:height="1.204cm" svg:x="4.445cm" svg:y="25.302cm">
              <draw:text-box>
                <text:p text:style-name="P2">Java1.5 Frontend</text:p>
              </draw:text-box>
            </draw:frame>
          </draw:g>
        </draw:g>
        <draw:g draw:id="id11">
          <draw:g>
            <draw:path draw:style-name="gr2" draw:text-style-name="P1" draw:layer="layout" svg:width="1.906cm" svg:height="1.271cm" svg:x="7.62cm" svg:y="25.3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7.621cm" svg:y="24.984cm" svg:viewBox="0 0 726 320" svg:d="m0 0c241 0 482 0 725 0 0 106 0 212 0 319-241 0-482 0-725 0 0-106 0-212 0-319z">
              <text:p/>
            </draw:path>
            <draw:frame draw:style-name="gr6" draw:text-style-name="P2" draw:layer="layout" svg:width="1.905cm" svg:height="1.055cm" svg:x="7.621cm" svg:y="25.302cm">
              <draw:text-box>
                <text:p text:style-name="P2">Java1.5 Backend</text:p>
              </draw:text-box>
            </draw:frame>
          </draw:g>
        </draw:g>
        <draw:custom-shape draw:style-name="gr1" draw:text-style-name="P1" draw:id="id8" draw:layer="layout" svg:width="0.635cm" svg:height="0.635cm" svg:x="8.255cm" svg:y="23.5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4" draw:layer="layout" svg:width="0.635cm" svg:height="0.635cm" svg:x="1.905cm" svg:y="23.51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3">
          <draw:g>
            <draw:path draw:style-name="gr2" draw:text-style-name="P1" draw:layer="layout" svg:width="1.906cm" svg:height="1.271cm" svg:x="1.269cm" svg:y="21.59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27cm" svg:y="21.274cm" svg:viewBox="0 0 726 320" svg:d="m0 0c241 0 482 0 725 0 0 106 0 212 0 319-241 0-482 0-725 0 0-106 0-212 0-319z">
              <text:p/>
            </draw:path>
            <draw:frame draw:style-name="gr7" draw:text-style-name="P2" draw:layer="layout" svg:width="1.905cm" svg:height="1.005cm" svg:x="1.27cm" svg:y="21.592cm">
              <draw:text-box>
                <text:p text:style-name="P2">Java1.4 AST</text:p>
              </draw:text-box>
            </draw:frame>
          </draw:g>
        </draw:g>
        <draw:g draw:id="id10">
          <draw:g>
            <draw:path draw:style-name="gr2" draw:text-style-name="P1" draw:layer="layout" svg:width="1.906cm" svg:height="1.271cm" svg:x="1.269cm" svg:y="25.302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27cm" svg:y="24.984cm" svg:viewBox="0 0 726 320" svg:d="m0 0c241 0 482 0 725 0 0 106 0 212 0 319-241 0-482 0-725 0 0-106 0-212 0-319z">
              <text:p/>
            </draw:path>
            <draw:frame draw:style-name="gr6" draw:text-style-name="P2" draw:layer="layout" svg:width="1.905cm" svg:height="1.055cm" svg:x="1.27cm" svg:y="25.302cm">
              <draw:text-box>
                <text:p text:style-name="P2">Java1.5 AST</text:p>
              </draw:text-box>
            </draw:frame>
          </draw:g>
        </draw:g>
        <draw:g draw:id="id1">
          <draw:g>
            <draw:path draw:style-name="gr2" draw:text-style-name="P1" draw:layer="layout" svg:width="1.906cm" svg:height="1.271cm" svg:x="1.27cm" svg:y="18.098cm" svg:viewBox="0 0 1907 1272" svg:d="m0 0c635 0 1270 0 1906 0 0 423 0 846 0 1271-635 0-1270 0-1906 0 0-423 0-846 0-1271z">
              <text:p/>
            </draw:path>
            <draw:path draw:style-name="gr2" draw:text-style-name="P1" draw:layer="layout" svg:width="0.725cm" svg:height="0.319cm" svg:x="1.271cm" svg:y="17.78cm" svg:viewBox="0 0 726 320" svg:d="m0 0c241 0 482 0 725 0 0 106 0 212 0 319-241 0-482 0-725 0 0-106 0-212 0-319z">
              <text:p/>
            </draw:path>
            <draw:frame draw:style-name="gr8" draw:text-style-name="P3" draw:layer="layout" svg:width="1.905cm" svg:height="1.242cm" svg:x="1.271cm" svg:y="18.098cm">
              <draw:text-box>
                <text:p text:style-name="P3">JastAdd Framework AST</text:p>
              </draw:text-box>
            </draw:frame>
          </draw:g>
        </draw:g>
        <draw:custom-shape draw:style-name="gr1" draw:text-style-name="P1" draw:id="id2" draw:layer="layout" svg:width="0.635cm" svg:height="0.635cm" svg:x="1.905cm" svg:y="19.90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2.223cm" svg:y1="19.369cm" svg:x2="2.222cm" svg:y2="19.904cm" draw:start-shape="id1" draw:start-glue-point="2" draw:end-shape="id2" draw:end-glue-point="4">
          <text:p/>
        </draw:connector>
        <draw:connector draw:style-name="gr9" draw:text-style-name="P1" draw:layer="layout" svg:x1="2.222cm" svg:y1="22.863cm" svg:x2="2.222cm" svg:y2="23.514cm" draw:start-shape="id3" draw:start-glue-point="2" draw:end-shape="id4" draw:end-glue-point="4">
          <text:p/>
        </draw:connector>
        <draw:connector draw:style-name="gr9" draw:text-style-name="P1" draw:layer="layout" svg:x1="5.397cm" svg:y1="22.898cm" svg:x2="5.397cm" svg:y2="23.514cm" draw:start-shape="id5" draw:start-glue-point="2" draw:end-shape="id6" draw:end-glue-point="4">
          <text:p/>
        </draw:connector>
        <draw:connector draw:style-name="gr9" draw:text-style-name="P1" draw:layer="layout" svg:x1="8.573cm" svg:y1="22.86cm" svg:x2="8.572cm" svg:y2="23.514cm" draw:start-shape="id7" draw:start-glue-point="2" draw:end-shape="id8" draw:end-glue-point="4">
          <text:p/>
        </draw:connector>
        <draw:connector draw:style-name="gr10" draw:text-style-name="P1" draw:layer="layout" svg:x1="4.444cm" svg:y1="22.086cm" svg:x2="3.175cm" svg:y2="22.068cm" draw:start-shape="id5" draw:start-glue-point="3" draw:end-shape="id3" draw:end-glue-point="1">
          <text:p/>
        </draw:connector>
        <draw:connector draw:style-name="gr10" draw:text-style-name="P1" draw:layer="layout" svg:x1="4.444cm" svg:y1="25.778cm" svg:x2="3.175cm" svg:y2="25.778cm" draw:start-shape="id9" draw:start-glue-point="3" draw:end-shape="id10" draw:end-glue-point="1">
          <text:p/>
        </draw:connector>
        <draw:connector draw:style-name="gr10" draw:text-style-name="P1" draw:layer="layout" svg:x1="7.62cm" svg:y1="25.778cm" svg:x2="6.35cm" svg:y2="25.778cm" draw:start-shape="id11" draw:start-glue-point="3" draw:end-shape="id9">
          <text:p/>
        </draw:connector>
        <draw:connector draw:style-name="gr10" draw:text-style-name="P1" draw:layer="layout" svg:x1="7.62cm" svg:y1="22.065cm" svg:x2="6.35cm" svg:y2="22.068cm" draw:start-shape="id7" draw:start-glue-point="3" draw:end-shape="id5">
          <text:p/>
        </draw:connector>
        <draw:connector draw:style-name="gr10" draw:text-style-name="P1" draw:layer="layout" draw:line-skew="0.769cm 7.169cm -0.769cm" svg:x1="9.526cm" svg:y1="22.141cm" svg:x2="1.269cm" svg:y2="22.068cm" draw:start-shape="id7" draw:start-glue-point="1" draw:end-shape="id3" draw:end-glue-point="3">
          <text:p/>
        </draw:connector>
        <draw:connector draw:style-name="gr10" draw:text-style-name="P1" draw:layer="layout" draw:line-skew="0cm 0cm -0.134cm" svg:x1="9.526cm" svg:y1="25.778cm" svg:x2="1.269cm" svg:y2="25.778cm" draw:start-shape="id11" draw:start-glue-point="1" draw:end-shape="id10" draw:end-glue-point="3">
          <text:p/>
        </draw:connector>
        <draw:line draw:style-name="gr9" draw:text-style-name="P1" draw:layer="layout" svg:x1="2.211cm" svg:y1="20.539cm" svg:x2="2.211cm" svg:y2="21.592cm">
          <text:p/>
        </draw:line>
        <draw:line draw:style-name="gr9" draw:text-style-name="P1" draw:layer="layout" svg:x1="2.229cm" svg:y1="24.149cm" svg:x2="2.229cm" svg:y2="25.302cm">
          <text:p/>
        </draw:line>
        <draw:line draw:style-name="gr9" draw:text-style-name="P1" draw:layer="layout" svg:x1="5.411cm" svg:y1="24.149cm" svg:x2="5.411cm" svg:y2="25.302cm">
          <text:p/>
        </draw:line>
        <draw:line draw:style-name="gr9" draw:text-style-name="P1" draw:layer="layout" svg:x1="8.593cm" svg:y1="24.149cm" svg:x2="8.593cm" svg:y2="25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8-10-03T14:11:14</meta:creation-date>
    <dc:date>2008-10-03T15:05:11</dc:date>
    <meta:print-date>2008-10-03T14:39:39</meta:print-date>
    <dc:language>en-US</dc:language>
    <meta:editing-cycles>8</meta:editing-cycles>
    <meta:editing-duration>PT38M25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